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-0.445cm" fo:text-indent="0cm" style:auto-text-indent="false" style:page-number="aut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boucle « while » / équivalente à la boucle « Tant que »</text:p>
      <text:p text:style-name="Standard"/>
      <text:p text:style-name="Standard">Syntaxe de la structure "while ": </text:p>
      <text:p text:style-name="Standard">while (experssionBooléen) {</text:p>
      <text:p text:style-name="Standard"><text:tab/> Instructions </text:p>
      <text:p text:style-name="Standard"><text:tab/>}</text:p>
      <text:p text:style-name="Standard">while = Tant que</text:p>
      <text:p text:style-name="Standard">} = fin tant que</text:p>
      <text:p text:style-name="Standard"/>
      <text:p text:style-name="Standard">La boucle « do while » / équivalente à la boucle «répéter... tant que » ! et non « jusqu'à ce que » !</text:p>
      <text:p text:style-name="Standard"/>
      <text:p text:style-name="Standard">Syntaxe de la structure "do while ": </text:p>
      <text:p text:style-name="Standard">do {</text:p>
      <text:p text:style-name="Standard"><text:tab/>Instructions</text:p>
      <text:p text:style-name="Standard"><text:tab/>}while ( experssionBooléen ) ;</text:p>
      <text:p text:style-name="Standard">do = répéter</text:p>
      <text:p text:style-name="Standard">while = tant que</text:p>
      <text:p text:style-name="Standard"/>
      <text:p text:style-name="Standard">La boucle « for » : équivalente à la boucle « Pour »</text:p>
      <text:p text:style-name="Standard"/>
      <text:p text:style-name="Standard">Syntaxe de la structure "for": </text:p>
      <text:p text:style-name="P1">for (déclaration d'une variable numérique entière * ; condition ** ; incrémentation du compteur ***)</text:p>
      <text:p text:style-name="Standard"><text:tab/>{ instructions }</text:p>
      <text:p text:style-name="Standard">for = pour</text:p>
      <text:p text:style-name="Standard">condition = allant de x à y</text:p>
      <text:p text:style-name="Standard">incrémentation du compteur = par pas de</text:p>
      <text:p text:style-name="Standard">} fin pour</text:p>
      <text:p text:style-name="Standard"/>
      <text:p text:style-name="Standard">* exemple : int i = 1</text:p>
      <text:p text:style-name="Standard">** exemple : i &lt;= 10</text:p>
      <text:p text:style-name="Standard">*** exemple : i = i + 1 ( ou i++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burn Pothen</meta:initial-creator>
    <meta:creation-date>2020-10-05T09:16:42.24</meta:creation-date>
    <dc:date>2020-10-05T09:51:33.91</dc:date>
    <dc:creator>Julburn Pothen</dc:creator>
    <meta:editing-duration>PT2M3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5" meta:word-count="160" meta:character-count="742"/>
  </office:meta>
</office:document-meta>
</file>